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Parameter.getArrayItemTypeFromComplexContent( Element ccElement , WsdlTypes wsdl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sdlOpParameter.setName( String name ,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OpParameter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getArrayItemType( Element type , WsdlTypes wsdl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dlOpParameter.setMode( Parameter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is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WsdlOpParameter( Element e , WsdlTypes wsdl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sdlOpParameter.isNameElementFormQual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WsdlOpParameter( String name , Element e ,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OpParameter.getElementType( Element element , WsdlTypes wsdl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sdlOpParameter.WsdlOpParameter( String name , QName xmlType , Element schemaTypeElement ,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dlOp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s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Parameter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OpParameter.isArray( Elem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sdlOpParameter.getArrayItemTypeFromSequence( Element sequenceElement , WsdlTypes wsdl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